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16.796cm" svg:y="10.89cm">
            <draw:object draw:notify-on-update-of-ranges="Sheet1.A1:Sheet1.A44 Sheet1.B1:Sheet1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025" calcext:value-type="float">
            <text:p>0.025</text:p>
          </table:table-cell>
          <table:table-cell table:formula="of:=28.7*10^(-6)" office:value-type="float" office:value="0.0000287" calcext:value-type="float">
            <text:p>2.87E-0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25*10^(-6)"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table:formula="of:=24.1*10^(-6)" office:value-type="float" office:value="0.0000241" calcext:value-type="float">
            <text:p>2.41E-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28.4*10^(-6)" office:value-type="float" office:value="0.0000284" calcext:value-type="float">
            <text:p>2.84E-05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32.9*10^(-6)" office:value-type="float" office:value="0.0000329" calcext:value-type="float">
            <text:p>3.29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33.4*10^(-6)" office:value-type="float" office:value="0.0000334" calcext:value-type="float">
            <text:p>3.34E-0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formula="of:=40.4*10^(-6)" office:value-type="float" office:value="0.0000404" calcext:value-type="float">
            <text:p>4.0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80.1*10^(-6)" office:value-type="float" office:value="0.0000801" calcext:value-type="float">
            <text:p>8.01E-0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table:formula="of:=66.9*10^(-6)" office:value-type="float" office:value="0.0000669" calcext:value-type="float">
            <text:p>6.69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.3*10^(-3)" office:value-type="float" office:value="0.0013" calcext:value-type="float">
            <text:p>0.001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table:formula="of:=3.4*10^(-3)"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3.2*10^(-3)"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formula="of:=1.7*10^(-3)"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3*10^(-3)"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0.5*10^(-3)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5*10^(-3)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formula="of:=0.4*10^(-3)"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0.2*10^(-3)" office:value-type="float" office:value="0.0002" calcext:value-type="float">
            <text:p>0.0002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formula="of:=0.3*10^(-3)"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0.6*10^(-3)"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formula="of:=48.5*10^(-6)" office:value-type="float" office:value="0.0000485" calcext:value-type="float">
            <text:p>4.85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58.3*10^(-6)" office:value-type="float" office:value="0.0000583" calcext:value-type="float">
            <text:p>5.83E-0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52*10^(-3)"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39.4*10^(-3)" office:value-type="float" office:value="0.0394" calcext:value-type="float">
            <text:p>0.039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formula="of:=2.1*10^(-3)"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4*10^(-3)"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formula="of:=0.4*10^(-3)" office:value-type="float" office:value="0.0004" calcext:value-type="float">
            <text:p>0.00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0.6*10^(-3)" office:value-type="float" office:value="0.0006" calcext:value-type="float">
            <text:p>0.00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8*10^(-3)"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formula="of:=0.5*10^(-3)" office:value-type="float" office:value="0.0005" calcext:value-type="float">
            <text:p>0.000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0.3*10^(-3)"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0.8*10^(-3)"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2*10^(-3)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table:formula="of:=2.5*10^(-3)"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0.9*10^(-3)" office:value-type="float" office:value="0.0009" calcext:value-type="float">
            <text:p>0.0009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formula="of:=0.1*10^(-3)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9.4*10^(-6)" office:value-type="float" office:value="0.0000694" calcext:value-type="float">
            <text:p>6.94E-05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table:formula="of:=49.6*10^(-6)" office:value-type="float" office:value="0.0000496" calcext:value-type="float">
            <text:p>4.96E-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table:formula="of:=17.4*10^(-6)" office:value-type="float" office:value="0.0000174" calcext:value-type="float">
            <text:p>1.74E-0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table:formula="of:=21.1*10^(-6)" office:value-type="float" office:value="0.0000211" calcext:value-type="float">
            <text:p>2.11E-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26.4*10^(-6)" office:value-type="float" office:value="0.0000264" calcext:value-type="float">
            <text:p>2.64E-05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formula="of:=20.9*10^(-6)" office:value-type="float" office:value="0.0000209" calcext:value-type="float">
            <text:p>2.09E-0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table:formula="of:=28.1*10^(-6)" office:value-type="float" office:value="0.0000281" calcext:value-type="float">
            <text:p>2.81E-05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table:formula="of:=42.2*10^(-6)" office:value-type="float" office:value="0.0000422" calcext:value-type="float">
            <text:p>4.22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22:27:03.737878402</meta:creation-date>
    <dc:date>2022-10-27T23:22:46.006223263</dc:date>
    <meta:editing-duration>PT14M10S</meta:editing-duration>
    <meta:editing-cycles>1</meta:editing-cycles>
    <meta:document-statistic meta:table-count="1" meta:cell-count="88" meta:object-count="1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inimum="0" chart:maximum="1.2025" chart:origin="0" chart:interval-major="0.025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" chart:maximum="0.06" chart:origin="0" chart:interval-major="0.00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019cm" svg:y="0.316cm" chart:style-name="ch2">
          <text:p>Distance vs Detector Current</text:p>
        </chart:title>
        <chart:plot-area chart:style-name="ch3" table:cell-range-address="Sheet1.A1:Sheet1.B44" svg:x="1.33cm" svg:y="1.275cm" svg:width="14.349cm" svg:height="6.57cm">
          <chart:coordinate-region svg:x="2.428cm" svg:y="1.275cm" svg:width="13.138cm" svg:height="5.241cm"/>
          <chart:axis chart:dimension="x" chart:name="primary-x" chart:style-name="ch4">
            <chart:title svg:x="7.456cm" svg:y="7.646cm" chart:style-name="ch5">
              <text:p>Distance (cm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643cm" svg:y="5.41cm" chart:style-name="ch9">
              <text:p>Current (A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B1:Sheet1.B44" chart:class="chart:scatter">
            <chart:domain table:cell-range-address="Sheet1.A1:Sheet1.A44"/>
            <chart:data-point chart:repeated="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A1:Sheet1.A44</svg:desc>
                </draw:g>
              </table:table-cell>
              <table:table-cell office:value-type="float" office:value="0.0000287">
                <text:p>0.0000287</text:p>
                <draw:g>
                  <svg:desc>Sheet1.B1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0.0000241">
                <text:p>0.0000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0000284">
                <text:p>0.0000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5">
                <text:p>0.125</text:p>
              </table:table-cell>
              <table:table-cell office:value-type="float" office:value="0.0000329">
                <text:p>0.0000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334">
                <text:p>0.0000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">
                <text:p>0.175</text:p>
              </table:table-cell>
              <table:table-cell office:value-type="float" office:value="0.0000404">
                <text:p>0.0000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000801">
                <text:p>0.0000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">
                <text:p>0.225</text:p>
              </table:table-cell>
              <table:table-cell office:value-type="float" office:value="0.0000669">
                <text:p>0.0000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5">
                <text:p>0.27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5">
                <text:p>0.325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5">
                <text:p>0.37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">
                <text:p>0.4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5">
                <text:p>0.47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5">
                <text:p>0.575</text:p>
              </table:table-cell>
              <table:table-cell office:value-type="float" office:value="0.0000485">
                <text:p>0.0000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0.0000583">
                <text:p>0.0000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5">
                <text:p>0.62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">
                <text:p>0.65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75">
                <text:p>0.675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">
                <text:p>0.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5">
                <text:p>0.72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5">
                <text:p>0.7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5">
                <text:p>0.82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">
                <text:p>0.85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75">
                <text:p>0.87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">
                <text:p>0.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5">
                <text:p>0.92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">
                <text:p>0.9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5">
                <text:p>0.97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000694">
                <text:p>0.00006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25">
                <text:p>1.025</text:p>
              </table:table-cell>
              <table:table-cell office:value-type="float" office:value="0.0000496">
                <text:p>0.0000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5">
                <text:p>1.05</text:p>
              </table:table-cell>
              <table:table-cell office:value-type="float" office:value="0.0000174">
                <text:p>0.0000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75">
                <text:p>1.075</text:p>
              </table:table-cell>
              <table:table-cell office:value-type="float" office:value="0.0000211">
                <text:p>0.00002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">
                <text:p>1.1</text:p>
              </table:table-cell>
              <table:table-cell office:value-type="float" office:value="0.0000264">
                <text:p>0.00002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25">
                <text:p>1.125</text:p>
              </table:table-cell>
              <table:table-cell office:value-type="float" office:value="0.0000209">
                <text:p>0.0000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5">
                <text:p>1.15</text:p>
              </table:table-cell>
              <table:table-cell office:value-type="float" office:value="0.0000281">
                <text:p>0.0000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75">
                <text:p>1.175</text:p>
              </table:table-cell>
              <table:table-cell office:value-type="float" office:value="0.0000422">
                <text:p>0.0000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